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24cm" fo:min-width="4.53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72cm" fo:min-width="4.47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921cm" fo:min-width="4.782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112cm" svg:height="4.064cm" svg:x="14.351cm" svg:y="1.016cm">
          <text:p text:style-name="P1">ANN general explanation</text:p>
          <text:p text:style-name="P1">Also explain RNNs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29.718cm" svg:y="1.143cm">
          <text:p text:style-name="P1">SNN general</text:p>
          <text:p text:style-name="P1">explan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21.844cm" svg:y="1.016cm">
          <text:p text:style-name="P1">“ANNs” high cost</text:p>
          <text:p text:style-name="P1">with examples.</text:p>
          <text:p text:style-name="P1">Reason: Backprop (T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30.607cm" svg:y="10.287cm">
          <text:p text:style-name="P1">E-prop intu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37.846cm" svg:y="1.27cm">
          <text:p text:style-name="P1">Previous SNN learning</text:p>
          <text:p text:style-name="P1">algo’s, mention</text:p>
          <text:p text:style-name="P1">drawback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6.604cm" svg:y="1.016cm">
          <text:p text:style-name="P1">“Human brain is efficient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6.604cm" svg:y="10.287cm">
          <text:p text:style-name="P1">“Back to the roots” of </text:p>
          <text:p text:style-name="P1">human brain:</text:p>
          <text:p text:style-name="P1">local &amp; on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22.098cm" svg:y="10.414cm">
          <text:p text:style-name="P1">Necessity of learning</text:p>
          <text:p text:style-name="P1">sign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34cm" svg:height="6.223cm" svg:x="0.762cm" svg:y="0.635cm">
          <text:p text:style-name="P1">ANNs suck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34cm" svg:height="6.223cm" svg:x="0.762cm" svg:y="9.398cm">
          <text:p text:style-name="P1">WHY E-pro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4.064cm" svg:x="14.351cm" svg:y="10.414cm">
          <text:p text:style-name="P1">Human brain biological</text:p>
          <text:p text:style-name="P1">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7.112cm" svg:y="17.145cm">
          <text:p text:style-name="P1">Neuromorphics</text:p>
          <text:p text:style-name="P1">general explan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34cm" svg:height="6.223cm" svg:x="0.889cm" svg:y="16.383cm">
          <text:p text:style-name="P1">Contemporary</text:p>
          <text:p text:style-name="P1">relevance</text:p>
          <text:p text:style-name="P1">&amp; use case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4.064cm" svg:x="14.732cm" svg:y="17.018cm">
          <text:p text:style-name="P1">Cite for future importance</text:p>
          <text:p text:style-name="P1">of neuromorphics</text:p>
          <text:p text:style-name="P1">in edge devices et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334cm" svg:height="6.223cm" svg:x="0.889cm" svg:y="23.241cm">
          <text:p text:style-name="P1">This repo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112cm" svg:height="4.064cm" svg:x="22.606cm" svg:y="17.018cm">
          <text:p text:style-name="P1">E-prop is low-power,</text:p>
          <text:p text:style-name="P1">because spiking and</text:p>
          <text:p text:style-name="P1">no backprop.</text:p>
          <text:p text:style-name="P1">Competitive with LS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7.112cm" svg:y="24.638cm">
          <text:p text:style-name="P1">Multi-layer architectures</text:p>
          <text:p text:style-name="P1">are good in ANNs</text:p>
          <text:p text:style-name="P1">(e.g. deep learning)</text:p>
          <text:p text:style-name="P1">because abstracting features in CN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15.748cm" svg:y="24.638cm">
          <text:p text:style-name="P1">Multi-layer architectures</text:p>
          <text:p text:style-name="P1">shown to represent multiple</text:p>
          <text:p text:style-name="P1">timescales in RN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23.368cm" svg:y="24.638cm">
          <text:p text:style-name="P1">Traub showed STDP</text:p>
          <text:p text:style-name="P1">with modified e-prop</text:p>
          <text:p text:style-name="P1">in two new neuron model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.112cm" svg:height="4.064cm" svg:x="31.369cm" svg:y="24.384cm">
          <text:p text:style-name="P1">“In this paper...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15T09:30:50.539130676</meta:creation-date>
    <dc:date>2021-02-16T12:59:24.894142226</dc:date>
    <meta:editing-duration>P1DT2H52M40S</meta:editing-duration>
    <meta:editing-cycles>2</meta:editing-cycles>
    <meta:generator>LibreOffice/6.0.7.3$Linux_X86_64 LibreOffice_project/00m0$Build-3</meta:generator>
    <meta:document-statistic meta:object-count="20"/>
  </office:meta>
</office:document-meta>
</file>